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6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56" table:default-cell-style-name="Default"/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&gt; <text:s/>C2, C3, C6, C10, C11</text:p>
          </table:table-cell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2]*[.$B$63]"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c1206c104j5rac/kondenzatory-mlcc-smd-1206/kemet/c1206c104j5ractu/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&gt; <text:s/>C7, C9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capacitor_smd_rl:c_1206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[.F3]*[.$B$63]" office:value-type="float" office:value="6" calcext:value-type="float">
            <text:p>6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<text:s text:c="4"/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cc1206krx7r9103/kondenzatory-mlcc-smd-1206/yageo/cc1206krx7r9bb103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C1, C4, C5, C12, C13, 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5]*[.$B$63]"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1206b105k500ct/kondenzatory-mlcc-smd-1206/walsin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C14</text:p>
          </table:table-cell>
          <table:table-cell office:value-type="string" calcext:value-type="string">
            <text:p>1,2n</text:p>
          </table:table-cell>
          <table:table-cell office:value-type="string" calcext:value-type="string">
            <text:p>capacitor_smd_rl:c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6]*[.$B$63]"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multicomp/mc1206b122k500ct/cap-1200pf-50v-10-x7r-1206/dp/175933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&gt; <text:s/>D4-D6, D12</text:p>
          </table:table-cell>
          <table:table-cell table:style-name="ce2" office:value-type="string" calcext:value-type="string">
            <text:p>DS9503_us</text:p>
          </table:table-cell>
          <table:table-cell table:style-name="ce2" office:value-type="string" calcext:value-type="string">
            <text:p>package_tsoc_rl:tsoc_6</text:p>
          </table:table-cell>
          <table:table-cell table:style-name="ce2" office:value-type="string" calcext:value-type="string">
            <text:p>https://datasheets.maximintegrated.com/en/ds/DS9503.pdf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[.F7]*[.$B$63]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55"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SMDA05CDR2G</text:p>
          </table:table-cell>
          <table:table-cell office:value-type="string" calcext:value-type="string">
            <text:p>package_soic_rl:soic_8_3.9mmx4.9mm</text:p>
          </table:table-cell>
          <table:table-cell office:value-type="string" calcext:value-type="string">
            <text:p>https://www.onsemi.com/pdf/datasheet/smda05c-d.pd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z.farnell.com/webapp/wcs/stores/servlet/ProductDisplay?urlLangId=420&amp;catalogId=10001&amp;partNumber=1961710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D1-D3, D8-D10, D14, D15</text:p>
          </table:table-cell>
          <table:table-cell office:value-type="string" calcext:value-type="string">
            <text:p>UCLAMP0501H.TCT</text:p>
          </table:table-cell>
          <table:table-cell office:value-type="string" calcext:value-type="string">
            <text:p>package_sod_rl:sod_523</text:p>
          </table:table-cell>
          <table:table-cell office:value-type="string" calcext:value-type="string">
            <text:p>https://www.onsemi.com/pdf/datasheet/smda05c-d.pdf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9]*[.$B$63]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tme.eu/cz/details/uclamp0501h.tct/transil-diody-jednosmerne-smd/semtech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ESD3B5V0WS</text:p>
          </table:table-cell>
          <table:table-cell office:value-type="string" calcext:value-type="string">
            <text:p>package_sod_rl:sod_3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0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esd3b5v0ws-dio/transil-diody-obousmerne-smd/diotec-semiconductor/esd3b5v0ws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13</text:p>
          </table:table-cell>
          <table:table-cell office:value-type="string" calcext:value-type="string">
            <text:p>OSB5SAA6A1A</text:p>
          </table:table-cell>
          <table:table-cell office:value-type="string" calcext:value-type="string">
            <text:p>led_tht_rl:led_d10mm_2.54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1]*[.$B$63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osb5saa6a1a/led-diody-tht-10mm/optosupply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16</text:p>
          </table:table-cell>
          <table:table-cell office:value-type="string" calcext:value-type="string">
            <text:p>OSO5PAA6A1A</text:p>
          </table:table-cell>
          <table:table-cell office:value-type="string" calcext:value-type="string">
            <text:p>led_tht_rl:led_d10mm_2.54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2]*[.$B$63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oso5paa6a1a/led-diody-tht-10mm/optosupply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17</text:p>
          </table:table-cell>
          <table:table-cell office:value-type="string" calcext:value-type="string">
            <text:p>ESD16VHYFHT116</text:p>
          </table:table-cell>
          <table:table-cell office:value-type="string" calcext:value-type="string">
            <text:p>package_sot_rl:sot_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3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z.farnell.com/webapp/wcs/stores/servlet/ProductDisplay?urlLangId=420&amp;catalogId=10001&amp;partNumber=3757496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18</text:p>
          </table:table-cell>
          <table:table-cell office:value-type="string" calcext:value-type="string">
            <text:p>OSR5PAA6A1A</text:p>
          </table:table-cell>
          <table:table-cell office:value-type="string" calcext:value-type="string">
            <text:p>led_tht_rl:led_d10mm_2.54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4]*[.$B$63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osr5paa6a1a/led-diody-tht-10mm/optosupply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20</text:p>
          </table:table-cell>
          <table:table-cell office:value-type="string" calcext:value-type="string">
            <text:p>LL-503VC1E-4C</text:p>
          </table:table-cell>
          <table:table-cell office:value-type="string" calcext:value-type="string">
            <text:p>led_tht_rl:led_d5mm_2.54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5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ll-503vc1e-4c/led-diody-tht-5mm/luckylight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D22</text:p>
          </table:table-cell>
          <table:table-cell office:value-type="string" calcext:value-type="string">
            <text:p>SMCJ5.0CA-13-F</text:p>
          </table:table-cell>
          <table:table-cell office:value-type="string" calcext:value-type="string">
            <text:p>diode_smd_rl:sm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6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tme.eu/cz/details/smcj5.0ca-13-f/transil-diody-obousmerne-smd/diodes-incorporated/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&gt; <text:s/>J1, J4</text:p>
          </table:table-cell>
          <table:table-cell table:style-name="ce1" office:value-type="string" calcext:value-type="string">
            <text:p>2x1x4_idc_lsa</text:p>
          </table:table-cell>
          <table:table-cell table:style-name="ce1" office:value-type="string" calcext:value-type="string">
            <text:p>connector_rl:1x4_idc_lsa_connector_general</text:p>
          </table:table-cell>
          <table:table-cell table:style-name="ce1" office:value-type="string" calcext:value-type="string">
            <text:p>~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formula="of:=[.F17]*[.$B$63]" office:value-type="float" office:value="6" calcext:value-type="float">
            <text:p>6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<text:s text:c="4"/>J2</text:p>
          </table:table-cell>
          <table:table-cell table:style-name="ce4" office:value-type="string" calcext:value-type="string">
            <text:p>DG301-5.0-3P12</text:p>
          </table:table-cell>
          <table:table-cell office:value-type="string" calcext:value-type="string">
            <text:p>terminal_block_tht_rl:DG301-5.0-03P-12-00A(H)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8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dg301-5.0-3p12/svorkovnice-do-plosnych-spoju/degson-electronics/dg301-5-0-03p-12-00a-h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54601-908WPLF</text:p>
          </table:table-cell>
          <table:table-cell office:value-type="string" calcext:value-type="string">
            <text:p>connector_rl:rj45_54601-908WPLF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9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54601-908wplf/konektory-rj/amphenol-communications-solutions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DG390-5.0-02P-12-00A(H)</text:p>
          </table:table-cell>
          <table:table-cell office:value-type="string" calcext:value-type="string">
            <text:p>terminal_block_tht_rl:DG390-5.0-02P-12-00A(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0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me.eu/cz/details/dg390-5.0-2p12/svorkovnice-do-plosnych-spoju/degson-electronics/dg390-5-0-02p-12-00a-h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DG301-5.0-02P-12-00A(H)</text:p>
          </table:table-cell>
          <table:table-cell office:value-type="string" calcext:value-type="string">
            <text:p>terminal_block_tht_rl:DG301-5.0-02P-12-00A(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1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me.eu/cz/details/dg301-5.0-2p12/svorkovnice-do-plosnych-spoju/degson-electronics/dg301-5-0-02p-12-00a-h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470R/1A</text:p>
          </table:table-cell>
          <table:table-cell office:value-type="string" calcext:value-type="string">
            <text:p>inductor_smd_rl:ferrite_bead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2]*[.$B$63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z.farnell.com/webapp/wcs/stores/servlet/ProductDisplay?urlLangId=420&amp;catalogId=10001&amp;partNumber=2871333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P1</text:p>
          </table:table-cell>
          <table:table-cell office:value-type="string" calcext:value-type="string">
            <text:p>1x4_pin_socket</text:p>
          </table:table-cell>
          <table:table-cell office:value-type="string" calcext:value-type="string">
            <text:p>connector_tht_pinsocket_2.54mm_rl:1x4_pinsocket_2.54mm_vertical_2.5x8.4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3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gme.cz/dutinkova-lista-bl804g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P2-P11</text:p>
          </table:table-cell>
          <table:table-cell table:style-name="Default" office:value-type="string" calcext:value-type="string">
            <text:p>1x2_pin_header</text:p>
          </table:table-cell>
          <table:table-cell office:value-type="string" calcext:value-type="string">
            <text:p>connector_tht_pinheader_2.54mm_rl:1x2_pinheader_2.54mm_vertica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24]*[.$B$63]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&gt; <text:s/>P12-P15</text:p>
          </table:table-cell>
          <table:table-cell table:style-name="Default" office:value-type="string" calcext:value-type="string">
            <text:p>1x3_pin_header</text:p>
          </table:table-cell>
          <table:table-cell office:value-type="string" calcext:value-type="string">
            <text:p>connector_tht_pinheader_2.54mm_rl:1x3_pinheader_2.54mm_vertic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5]*[.$B$63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&gt; <text:s/>Q1-Q3</text:p>
          </table:table-cell>
          <table:table-cell office:value-type="string" calcext:value-type="string">
            <text:p>BSS138P</text:p>
          </table:table-cell>
          <table:table-cell office:value-type="string" calcext:value-type="string">
            <text:p>package_sot_rl:sot_323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6]*[.$B$63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bss138pw.115/tranzistory-s-kanalem-n-smd/nexperia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Q6</text:p>
          </table:table-cell>
          <table:table-cell office:value-type="string" calcext:value-type="string">
            <text:p>YJL3415A</text:p>
          </table:table-cell>
          <table:table-cell office:value-type="string" calcext:value-type="string">
            <text:p>package_sot_rl:sot_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7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tme.eu/cz/details/yjl3415a-yan/tranzistory-s-kanalem-p-smd/yangjie-technology/yjl3415a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1-R4, R37</text:p>
          </table:table-cell>
          <table:table-cell office:value-type="string" calcext:value-type="string">
            <text:p>10R/0.5W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28]*[.$B$63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hp06-10r1%25/rezistory-smd-1206/royal-ohm/hp06w2f100jt5e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5, R6, R27, R28, R3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29]*[.$B$63]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39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11, R18</text:p>
          </table:table-cell>
          <table:table-cell table:style-name="Default" office:value-type="string" calcext:value-type="string">
            <text:p>100R/12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0]*[.$B$63]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100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F31]*[.$B$63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2447454&amp;langId=420&amp;storeId=101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20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F32]*[.$B$63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21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8, R15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3]*[.$B$63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2447464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17, R19</text:p>
          </table:table-cell>
          <table:table-cell table:style-name="Default" office:value-type="string" calcext:value-type="string">
            <text:p>390R/600R (210R+390R)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4]*[.$B$63]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90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35]*[.$B$63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34&amp;langId=420&amp;storeId=101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10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36]*[.$B$63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3496178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7, R14, 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7]*[.$B$63]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cz.farnell.com/webapp/wcs/stores/servlet/ProductDisplay?urlLangId=420&amp;catalogId=10001&amp;partNumber=3399617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23, 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8]*[.$B$63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wr12x1003ftl/rezistory-smd-1206/walsin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R24</text:p>
          </table:table-cell>
          <table:table-cell office:value-type="string" calcext:value-type="string">
            <text:p>3k16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9]*[.$B$63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3496231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R25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0]*[.$B$63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1100230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R26</text:p>
          </table:table-cell>
          <table:table-cell table:style-name="ce5" office:value-type="string" calcext:value-type="string">
            <text:p>20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1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smd1206-200r/rezistory-smd-1206/royal-ohm/1206s4j0201t5e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trimmer_tht_rl:trimmer_t93y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2]*[.$B$63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tme.eu/cz/details/t93yb200k/potenciometry-viceotackove-tht-3-8-palce/vishay/t93yb204kt20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R30</text:p>
          </table:table-cell>
          <table:table-cell office:value-type="string" calcext:value-type="string">
            <text:p>5K36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3]*[.$B$63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z.farnell.com/webapp/wcs/stores/servlet/ProductDisplay?urlLangId=420&amp;catalogId=10001&amp;partNumber=2307756&amp;langId=420&amp;storeId=101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4"/>R32</text:p>
          </table:table-cell>
          <table:table-cell table:style-name="ce5" office:value-type="string" calcext:value-type="string">
            <text:p>470R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4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tme.eu/cz/details/wr12x4700ftl/rezistory-smd-1206/walsin/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&gt; <text:s/>R33-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_rl:r_12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45]*[.$B$63]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cz.farnell.com/webapp/wcs/stores/servlet/ProductDisplay?urlLangId=420&amp;catalogId=10001&amp;partNumber=2447473&amp;langId=420&amp;storeId=101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<text:s text:c="4"/>U1</text:p>
          </table:table-cell>
          <table:table-cell table:style-name="ce1" office:value-type="string" calcext:value-type="string">
            <text:p>PCA9615</text:p>
          </table:table-cell>
          <table:table-cell table:style-name="ce1" office:value-type="string" calcext:value-type="string">
            <text:p>package_tssop_rl:tssop10</text:p>
          </table:table-cell>
          <table:table-cell table:style-name="ce1" office:value-type="string" calcext:value-type="string">
            <text:p>https://www.nxp.com/docs/en/data-sheet/PCA9615.pdf</text:p>
          </table:table-cell>
          <table:table-cell table:style-name="ce1" office:value-type="string" calcext:value-type="string">
            <text:p>NXP Semiconductor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6]*[.$B$63]" office:value-type="float" office:value="3" calcext:value-type="float">
            <text:p>3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AP2210N-3.3TRG1</text:p>
          </table:table-cell>
          <table:table-cell office:value-type="string" calcext:value-type="string">
            <text:p>package_sot_rl:sot_23_3</text:p>
          </table:table-cell>
          <table:table-cell office:value-type="string" calcext:value-type="string">
            <text:p>https://www.torexsemi.com/file/xc6206/XC6206.pdf</text:p>
          </table:table-cell>
          <table:table-cell office:value-type="string" calcext:value-type="string">
            <text:p>NXP Semiconductors</text:p>
          </table:table-cell>
          <table:table-cell office:value-type="float" office:value="1" calcext:value-type="float">
            <text:p>1</text:p>
          </table:table-cell>
          <table:table-cell table:formula="of:=[.F47]*[.$B$63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z.farnell.com/diodes-inc/ap2210n-3-3trg1/ldo-fixed-3-3v-0-3a-40-to-85deg/dp/32574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<text:s text:c="4"/>U3</text:p>
          </table:table-cell>
          <table:table-cell table:style-name="ce1" office:value-type="string" calcext:value-type="string">
            <text:p>MAX31850K</text:p>
          </table:table-cell>
          <table:table-cell table:style-name="ce1" office:value-type="string" calcext:value-type="string">
            <text:p>package_tdfn_rl:tdfn_10_ep</text:p>
          </table:table-cell>
          <table:table-cell table:style-name="ce1" office:value-type="string" calcext:value-type="string">
            <text:p>https://www.torexsemi.com/file/xc6206/XC6206.pd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formula="of:=[.F48]*[.$B$63]" office:value-type="float" office:value="3" calcext:value-type="float">
            <text:p>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table:number-columns-repeated="55"/>
        </table:table-row>
        <table:table-row table:style-name="ro1">
          <table:table-cell office:value-type="string" calcext:value-type="string">
            <text:p><text:s text:c="4"/>U4</text:p>
          </table:table-cell>
          <table:table-cell table:style-name="Default" office:value-type="string" calcext:value-type="string">
            <text:p>TPS26600</text:p>
          </table:table-cell>
          <table:table-cell office:value-type="string" calcext:value-type="string">
            <text:p>package_htssop_rl:htssop_16_6.6mm×5.1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9]*[.$B$63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Dutinky</text:p>
          </table:table-cell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table:formula="of:=[.F51]*[.$B$63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table:formula="of:=[.F52]*[.$B$63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tme.eu/cz/details/bm00603/krimpovaci-koncovky-a-trubicky/bm-group/bm-00603/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table:formula="of:=[.F53]*[.$B$63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tme.eu/cz/details/bm00604/krimpovaci-koncovky-a-trubicky/bm-group/bm-00604/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table:formula="of:=[.F54]*[.$B$63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tme.eu/cz/details/bm00602/krimpovaci-koncovky-a-trubicky/bm-group/bm-00602/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istanční sloupky</text:p>
          </table:table-cell>
          <table:table-cell table:style-name="ce6" office:value-type="string" calcext:value-type="string">
            <text:p>HP-15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formula="of:=[.F55]*[.$B$63]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Tm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https://www.tme.eu/cz/details/hp-15/distancni-sloupky-plastove/fix-fasten/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M3 šrouby</text:p>
          </table:table-cell>
          <table:table-cell table:style-name="Default"/>
          <table:table-cell table:number-columns-repeated="3"/>
          <table:table-cell office:value-type="float" office:value="16" calcext:value-type="float">
            <text:p>16</text:p>
          </table:table-cell>
          <table:table-cell table:formula="of:=[.F56]*[.$B$63]" office:value-type="float" office:value="48" calcext:value-type="float">
            <text:p>48</text:p>
          </table:table-cell>
          <table:table-cell office:value-type="string" calcext:value-type="string">
            <text:p>&gt;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Displej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F57]*[.$B$63]" office:value-type="float" office:value="3" calcext:value-type="float">
            <text:p>3</text:p>
          </table:table-cell>
          <table:table-cell table:style-name="ce1" table:number-columns-repeated="57"/>
        </table:table-row>
        <table:table-row table:style-name="ro1">
          <table:table-cell table:style-name="ce3" office:value-type="string" calcext:value-type="string">
            <text:p>Propojky</text:p>
          </table:table-cell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F58]*[.$B$63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tme.eu/cz/details/jumper-g/konektory-hrebinky/ninigi/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Závitové vložky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style-name="ce1" table:formula="of:=[.F59]*[.$B$6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tme.eu/cz/details/b3_bn1054/zavitove-vlozky/bossard/1386743/</text:p>
          </table:table-cell>
          <table:table-cell table:number-columns-repeated="52"/>
        </table:table-row>
        <table:table-row table:style-name="ro1" table:number-rows-repeated="3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 of PCB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20:59:01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9T20:25:44.666000000</meta:creation-date>
    <dc:date>2022-03-21T21:01:50.163000000</dc:date>
    <meta:editing-duration>PT9H42M46S</meta:editing-duration>
    <meta:editing-cycles>32</meta:editing-cycles>
    <meta:generator>LibreOffice/6.4.5.2$Windows_X86_64 LibreOffice_project/a726b36747cf2001e06b58ad5db1aa3a9a1872d6</meta:generator>
    <meta:document-statistic meta:table-count="1" meta:cell-count="436" meta:object-count="0"/>
  </office:meta>
</office:document-meta>
</file>